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fo:text-align="center"/>
    </style:style>
    <style:style style:name="P2" style:parent-style-name="Normal" style:family="paragraph">
      <style:paragraph-properties fo:text-align="center"/>
    </style:style>
    <style:style style:name="P3" style:parent-style-name="Normal" style:family="paragraph">
      <style:paragraph-properties style:vertical-align="baseline" fo:line-height="100%"/>
      <style:text-properties style:font-name="Calibri" style:font-name-asian="Calibri" style:font-name-complex="Times New Roman" fo:hyphenate="false"/>
    </style:style>
    <style:style style:name="P4" style:parent-style-name="Normal" style:family="paragraph">
      <style:paragraph-properties style:vertical-align="baseline" fo:line-height="100%"/>
      <style:text-properties style:font-name="Calibri" style:font-name-asian="Calibri" style:font-name-complex="Times New Roman" fo:hyphenate="false"/>
    </style:style>
    <style:style style:name="P5" style:parent-style-name="Normal" style:family="paragraph">
      <style:paragraph-properties style:vertical-align="baseline" fo:line-height="100%"/>
      <style:text-properties style:font-name="Calibri" style:font-name-asian="Calibri" style:font-name-complex="Times New Roman" fo:hyphenate="false"/>
    </style:style>
    <style:style style:name="P6" style:parent-style-name="Normal" style:family="paragraph">
      <style:paragraph-properties style:vertical-align="baseline" fo:line-height="100%"/>
      <style:text-properties style:font-name="Calibri" style:font-name-asian="Calibri" style:font-name-complex="Times New Roman" fo:hyphenate="false"/>
    </style:style>
    <style:style style:name="P7" style:parent-style-name="Normal" style:family="paragraph">
      <style:paragraph-properties style:vertical-align="baseline" fo:line-height="100%"/>
      <style:text-properties style:font-name="Calibri" style:font-name-asian="Calibri" style:font-name-complex="Times New Roman" fo:hyphenate="false"/>
    </style:style>
    <style:style style:name="P8" style:parent-style-name="Normal" style:family="paragraph">
      <style:paragraph-properties style:vertical-align="baseline" fo:line-height="100%"/>
      <style:text-properties style:font-name="Calibri" style:font-name-asian="Calibri" style:font-name-complex="Times New Roman" fo:hyphenate="false"/>
    </style:style>
    <style:style style:name="P9" style:parent-style-name="Normal" style:family="paragraph">
      <style:paragraph-properties style:vertical-align="baseline" fo:line-height="100%"/>
      <style:text-properties style:font-name="Calibri" style:font-name-asian="Calibri" style:font-name-complex="Times New Roman" fo:hyphenate="false"/>
    </style:style>
    <style:style style:name="P10" style:parent-style-name="Normal" style:family="paragraph">
      <style:paragraph-properties style:vertical-align="baseline" fo:line-height="100%"/>
      <style:text-properties style:font-name="Calibri" style:font-name-asian="Calibri" style:font-name-complex="Times New Roman" fo:hyphenate="false"/>
    </style:style>
    <style:style style:name="P11" style:parent-style-name="Normal" style:family="paragraph">
      <style:paragraph-properties style:vertical-align="baseline" fo:line-height="100%"/>
      <style:text-properties style:font-name="Calibri" style:font-name-asian="Calibri" style:font-name-complex="Times New Roman" fo:hyphenate="false"/>
    </style:style>
    <style:style style:name="P12" style:parent-style-name="Normal" style:family="paragraph">
      <style:paragraph-properties style:vertical-align="baseline" fo:line-height="100%"/>
      <style:text-properties style:font-name="Calibri" style:font-name-asian="Calibri" style:font-name-complex="Times New Roman" fo:hyphenate="false"/>
    </style:style>
    <style:style style:name="P13" style:parent-style-name="Normal" style:family="paragraph">
      <style:paragraph-properties style:vertical-align="baseline" fo:line-height="100%"/>
      <style:text-properties style:font-name="Calibri" style:font-name-asian="Calibri" style:font-name-complex="Times New Roman" fo:hyphenate="false"/>
    </style:style>
    <style:style style:name="P14" style:parent-style-name="Normal" style:family="paragraph">
      <style:paragraph-properties style:vertical-align="baseline" fo:line-height="100%"/>
      <style:text-properties style:font-name="Calibri" style:font-name-asian="Calibri" style:font-name-complex="Times New Roman" fo:hyphenate="false"/>
    </style:style>
    <style:style style:name="P15" style:parent-style-name="Normal" style:family="paragraph">
      <style:paragraph-properties style:vertical-align="baseline" fo:line-height="100%"/>
      <style:text-properties style:font-name="Calibri" style:font-name-asian="Calibri" style:font-name-complex="Times New Roman" fo:hyphenate="false"/>
    </style:style>
    <style:style style:name="P16" style:parent-style-name="Normal" style:family="paragraph">
      <style:paragraph-properties style:vertical-align="baseline" fo:line-height="100%"/>
      <style:text-properties style:font-name="Calibri" style:font-name-asian="Calibri" style:font-name-complex="Times New Roman" fo:hyphenate="false"/>
    </style:style>
    <style:style style:name="P17" style:parent-style-name="Normal" style:family="paragraph">
      <style:paragraph-properties style:vertical-align="baseline" fo:line-height="100%"/>
      <style:text-properties style:font-name="Calibri" style:font-name-asian="Calibri" style:font-name-complex="Times New Roman" fo:hyphenate="false"/>
    </style:style>
    <style:style style:name="P18" style:parent-style-name="Normal" style:family="paragraph">
      <style:paragraph-properties style:vertical-align="baseline" fo:line-height="100%"/>
      <style:text-properties style:font-name="Calibri" style:font-name-asian="Calibri" style:font-name-complex="Times New Roman" fo:hyphenate="false"/>
    </style:style>
    <style:style style:name="P19" style:parent-style-name="Normal" style:family="paragraph">
      <style:paragraph-properties style:vertical-align="baseline" fo:line-height="100%"/>
      <style:text-properties style:font-name="Calibri" style:font-name-asian="Calibri" style:font-name-complex="Times New Roman" fo:hyphenate="false"/>
    </style:style>
    <style:style style:name="P20" style:parent-style-name="Normal" style:family="paragraph">
      <style:paragraph-properties style:vertical-align="baseline" fo:line-height="100%"/>
      <style:text-properties style:font-name="Calibri" style:font-name-asian="Calibri" style:font-name-complex="Times New Roman" fo:hyphenate="false"/>
    </style:style>
    <style:style style:name="P21" style:parent-style-name="Normal" style:family="paragraph">
      <style:paragraph-properties style:vertical-align="baseline" fo:line-height="100%"/>
      <style:text-properties style:font-name="Calibri" style:font-name-asian="Calibri" style:font-name-complex="Times New Roman" fo:hyphenate="false"/>
    </style:style>
    <style:style style:name="P22" style:parent-style-name="Normal" style:family="paragraph">
      <style:paragraph-properties style:vertical-align="baseline" fo:line-height="100%"/>
      <style:text-properties style:font-name="Calibri" style:font-name-asian="Calibri" style:font-name-complex="Times New Roman" fo:hyphenate="false"/>
    </style:style>
    <style:style style:name="P23" style:parent-style-name="Normal" style:family="paragraph">
      <style:paragraph-properties style:vertical-align="baseline" fo:line-height="100%"/>
      <style:text-properties style:font-name="Calibri" style:font-name-asian="Calibri" style:font-name-complex="Times New Roman" fo:hyphenate="false"/>
    </style:style>
    <style:style style:name="P24" style:parent-style-name="Normal" style:family="paragraph">
      <style:paragraph-properties style:vertical-align="baseline" fo:line-height="100%"/>
      <style:text-properties style:font-name="Calibri" style:font-name-asian="Calibri" style:font-name-complex="Times New Roman" fo:hyphenate="false"/>
    </style:style>
    <style:style style:name="P25" style:parent-style-name="Normal" style:family="paragraph">
      <style:paragraph-properties style:vertical-align="baseline" fo:line-height="100%"/>
      <style:text-properties style:font-name="Calibri" style:font-name-asian="Calibri" style:font-name-complex="Times New Roman" fo:hyphenate="false"/>
    </style:style>
    <style:style style:name="P26" style:parent-style-name="Normal" style:family="paragraph">
      <style:paragraph-properties style:vertical-align="baseline" fo:line-height="100%"/>
      <style:text-properties style:font-name="Calibri" style:font-name-asian="Calibri" style:font-name-complex="Times New Roman" fo:hyphenate="false"/>
    </style:style>
    <style:style style:name="P27" style:parent-style-name="Normal" style:family="paragraph">
      <style:paragraph-properties style:vertical-align="baseline" fo:line-height="100%"/>
      <style:text-properties style:font-name="Calibri" style:font-name-asian="Calibri" style:font-name-complex="Times New Roman" fo:hyphenate="false"/>
    </style:style>
    <style:style style:name="P28" style:parent-style-name="Normal" style:family="paragraph">
      <style:paragraph-properties style:vertical-align="baseline" fo:line-height="100%"/>
      <style:text-properties style:font-name="Calibri" style:font-name-asian="Calibri" style:font-name-complex="Times New Roman" fo:hyphenate="false"/>
    </style:style>
    <style:style style:name="P29" style:parent-style-name="Normal" style:family="paragraph">
      <style:paragraph-properties style:vertical-align="baseline" fo:line-height="100%"/>
      <style:text-properties style:font-name="Calibri" style:font-name-asian="Calibri" style:font-name-complex="Times New Roman" fo:hyphenate="false"/>
    </style:style>
    <style:style style:name="P30" style:parent-style-name="Normal" style:family="paragraph">
      <style:paragraph-properties style:vertical-align="baseline" fo:line-height="100%"/>
      <style:text-properties style:font-name="Calibri" style:font-name-asian="Calibri" style:font-name-complex="Times New Roman" fo:hyphenate="false"/>
    </style:style>
    <style:style style:name="P31" style:parent-style-name="Normal" style:family="paragraph">
      <style:paragraph-properties style:vertical-align="baseline" fo:line-height="100%"/>
      <style:text-properties style:font-name="Calibri" style:font-name-asian="Calibri" style:font-name-complex="Times New Roman" fo:hyphenate="false"/>
    </style:style>
    <style:style style:name="P32" style:parent-style-name="Normal" style:family="paragraph">
      <style:paragraph-properties style:vertical-align="baseline" fo:line-height="100%"/>
      <style:text-properties style:font-name="Calibri" style:font-name-asian="Calibri" style:font-name-complex="Times New Roman" fo:hyphenate="false"/>
    </style:style>
    <style:style style:name="P33" style:parent-style-name="Normal" style:family="paragraph">
      <style:paragraph-properties style:vertical-align="baseline" fo:line-height="100%"/>
      <style:text-properties style:font-name="Calibri" style:font-name-asian="Calibri" style:font-name-complex="Times New Roman" fo:hyphenate="false"/>
    </style:style>
    <style:style style:name="P34" style:parent-style-name="Normal" style:family="paragraph">
      <style:paragraph-properties style:vertical-align="baseline" fo:line-height="100%"/>
      <style:text-properties style:font-name="Calibri" style:font-name-asian="Calibri" style:font-name-complex="Times New Roman" fo:hyphenate="false"/>
    </style:style>
  </office:automatic-styles>
  <office:body>
    <office:text text:use-soft-page-breaks="true">
      <text:p text:style-name="P1">How to build a demand regulator for less than<text:s/>10 dollars from common hardware</text:p>
      <text:p text:style-name="P2">Edward Larson</text:p>
      <text:p text:style-name="Normal">Parts needed:</text:p>
      <text:p text:style-name="P3">1<text:s/>x PVC, T coupling, ½” x ¾ “<text:s/></text:p>
      <text:p text:style-name="P4">1<text:s/>x 1” PVC, end cap, slip fitting<text:s/></text:p>
      <text:p text:style-name="P5">1<text:s/>x PVC female reducer, ¾” x ½”, npt threaded</text:p>
      <text:p text:style-name="P6">1<text:s/>x PVC, ¾” sch 40, 2” length</text:p>
      <text:p text:style-name="P7">3<text:s/>x stainless steel washer, 3/16” x 1”</text:p>
      <text:p text:style-name="P8">2<text:s/>x stainless steel<text:s/>machine<text:s/>screw,<text:s/>pan head,<text:s/>#8 x 32, 2” length</text:p>
      <text:p text:style-name="P9">2<text:s/>x stainless steel lock nut, #8 x 32</text:p>
      <text:p text:style-name="P10">1<text:s/>x stainless steel spring, 3/8” x ¾”</text:p>
      <text:p text:style-name="P11">1<text:s/>x rubber O ring, #8 x ¼”</text:p>
      <text:p text:style-name="P12">1<text:s/>x plastic gears, 1” dia.</text:p>
      <text:p text:style-name="P13">1 x natural rubber sheet, 1/16” thick</text:p>
      <text:p text:style-name="P14">PVC cement</text:p>
      <text:p text:style-name="P15">Epoxy glue</text:p>
      <text:p text:style-name="P16">Silicone grease</text:p>
      <text:p text:style-name="P17">Tools needed:</text:p>
      <text:p text:style-name="P18">1 Phillips head screw driver</text:p>
      <text:p text:style-name="P19">X-acto knife</text:p>
      <text:p text:style-name="P20"/>
      <text:p text:style-name="P21">Process:</text:p>
      <text:p text:style-name="P22"/>
      <text:p text:style-name="P23">Start with the ½” x ¾” T</text:p>
      <text:p text:style-name="P24">Place one of the 3/16” x 1” washers into the T. Notice that it is stopped by a ridge line inside of the T fitting. Glue the washer into place against the ridge line using epoxy. Be careful not to get epoxy on the center hole of the washer. Allow the epoxy to cure and then apply more epoxy to the joint between the T and the washer to make an air tight bead.<text:s/></text:p>
      <text:soft-page-break/>
      <text:p text:style-name="P25">Cut a 1 1/16” diameter disc from the rubber sheet.<text:s/>Note that this is slightly larger than the diameter of the stainless steel washers. Sandwich the rubber disc between 2 of the 1” diameter washers. Cut a center hole in the disc using an X-acto knife. The hole needs to be large enough to pass a #8 machine screw through the hole.<text:s/></text:p>
      <text:p text:style-name="P26">Coat the disc with silicone grease. Be sure that the disc is completely coated but do not leave excess grease on the disc. There should be a thin film of silicone grease over the whole disc but there should not be any clumps of grease.</text:p>
      <text:p text:style-name="P27">Sandwich the disc between 2 of the 1” diameter washers. Pass one of the 2” machine screws through the center hole of the washer and disc sandwich. Apply one of the lock nuts to<text:s/>the screw and tighten until it contacts the washer. Tighten the nut until it firmly holds the sandwich together but not enough to cause the rubber to expand around the edges. We will adjust the tightness in the next step. You have made the piston for the demand regulator.</text:p>
      <text:p text:style-name="P28">Take the T that you glued the washer into. Take note of the side of the T that you glued the washer into and<text:s/>apply a little silicone grease to the inside of the T on the opposite side of the washer. Pass the piston assembly from the<text:s/>previous step into the end of the T with the grease,<text:s/>inserting the screw threads first into the T. Carefully pass the screw through the center hole of the washer inside of the T. <text:s/>You should be able to push the piston down into the T about half an inch. If you can’t then you have too much rubber extruding from edges of the piston. Remove the piston and make adjustments until the piston can be pushed down into the T about half an inch with only a little resistance.</text:p>
      <text:p text:style-name="P29">Apply a little silicone grease to the #8 x ¼” O ring and to the surface of the washer that is inside of the T. Push the piston all the way into the T and put the O ring on the end of the screw. Push the O ring down about ¼” and then secure it with a locking nut. Tighten the nut until the shaft of the screw is flush with the top of the nylon locking material. Push the O ring and nut down until it is tight against the washer. You now have the main body of the regulator with the piston and valve assembly in place. This is the working part of the regulator.</text:p>
      <text:p text:style-name="P30">Take the 1” PVC end cap. Drill a 1/8” hole in the end of the cap. Be very careful to insure that you drill the hole in the center of the cap. Tap the hole for a #8 x 32 machine screw.<text:s/>Put a 1” washer onto a 2” long #8 x 32 machine screw and secure it with a #8 x 32 nut. Tighten the nut until the washer is secured against the pan head of the screw. Place the threaded end of the screw into the open end of the end cap. Carefully thread the end of the screw into the end cap that you tapped for a #8 x 32 inch screw. Thread the screw all the way into the end cap. Apply a #8 x 32 nut to the end of the screw and tighten until ¼” of the threaded shaft protrudes above the nut. Drill and tap the plastic gear for a #8 x 32 machine screw. Screw the gear onto the end of the screw shaft protruding from the end cap. Secure the gear in place using a #8 x 32 lock nut. This is an adjustment screw assembly.</text:p>
      <text:p text:style-name="P31">Place the adjustment screw assembly from the previous step over the end of the regulator body assembly on the side that has the piston. The adjustment screw assembly should fit snuggly over the regulator body. If it is too loose, build up the diameter of the regulator body using vinyl tape until it fits tight. Remove the adjustment screw assembly and place the stainless steel spring inside and reassemble. Now you can adjust the sensitivity of the regulator by tightening or loosening by turning the gear to tighten the screw.</text:p>
      <text:p text:style-name="P32">Test your regulator by blowing<text:s/>and sucking<text:s/>air<text:s/>into and out of the<text:s/>1/2” opening. The valve should open and allow air to flow into the regulator<text:s/>when you apply suction<text:s/>and the valve should close when you<text:s/><text:soft-page-break/>blow air into it.<text:s/>If your regulator works properly then you are ready to adapt the regulator to your air source.</text:p>
      <text:p text:style-name="P33"/>
      <text:p text:style-name="P34"/>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Edward Larson</meta:initial-creator>
    <dc:creator>Edward Larson</dc:creator>
    <meta:creation-date>2017-06-01T15:37:00Z</meta:creation-date>
    <dc:date>2017-06-01T16:58:00Z</dc:date>
    <meta:template xlink:href="Normal" xlink:type="simple"/>
    <meta:editing-cycles>7</meta:editing-cycles>
    <meta:editing-duration>PT4860S</meta:editing-duration>
    <meta:document-statistic meta:page-count="3" meta:paragraph-count="10" meta:word-count="751" meta:character-count="5028" meta:row-count="35" meta:non-whitespace-character-count="4287"/>
  </office:meta>
</office:document-meta>
</file>